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ohit Assamese" officeooo:rsid="000d7b1a" officeooo:paragraph-rsid="000d7b1a"/>
    </style:style>
    <style:style style:name="P2" style:family="paragraph" style:parent-style-name="Standard">
      <style:text-properties style:font-name="Lohit Assamese" officeooo:rsid="000d7b1a" officeooo:paragraph-rsid="001eee64"/>
    </style:style>
    <style:style style:name="P3" style:family="paragraph" style:parent-style-name="Standard">
      <style:text-properties style:font-name="Lohit Assamese" officeooo:rsid="000d7b1a" officeooo:paragraph-rsid="00261139"/>
    </style:style>
    <style:style style:name="P4" style:family="paragraph" style:parent-style-name="Standard">
      <style:text-properties style:font-name="Lohit Assamese" officeooo:rsid="000d7b1a" officeooo:paragraph-rsid="000f5cdc"/>
    </style:style>
    <style:style style:name="P5" style:family="paragraph" style:parent-style-name="Standard">
      <style:text-properties style:font-name="Lohit Assamese" officeooo:rsid="000f5cdc" officeooo:paragraph-rsid="000f5cdc"/>
    </style:style>
    <style:style style:name="P6" style:family="paragraph" style:parent-style-name="Standard">
      <style:text-properties style:font-name="Lohit Assamese" officeooo:rsid="000f5cdc" officeooo:paragraph-rsid="0025458e"/>
    </style:style>
    <style:style style:name="P7" style:family="paragraph" style:parent-style-name="Standard">
      <style:text-properties style:font-name="Lohit Assamese" officeooo:rsid="000f5cdc" officeooo:paragraph-rsid="00261139"/>
    </style:style>
    <style:style style:name="P8" style:family="paragraph" style:parent-style-name="Standard">
      <style:text-properties style:font-name="Lohit Assamese" officeooo:rsid="0010da61" officeooo:paragraph-rsid="0010da61"/>
    </style:style>
    <style:style style:name="P9" style:family="paragraph" style:parent-style-name="Standard">
      <style:text-properties style:font-name="Lohit Assamese" officeooo:rsid="0010da61" officeooo:paragraph-rsid="002957c7"/>
    </style:style>
    <style:style style:name="P10" style:family="paragraph" style:parent-style-name="Standard">
      <style:text-properties style:font-name="Lohit Assamese" officeooo:rsid="00118222" officeooo:paragraph-rsid="00118222"/>
    </style:style>
    <style:style style:name="P11" style:family="paragraph" style:parent-style-name="Standard">
      <style:text-properties style:font-name="Lohit Assamese" officeooo:rsid="00118222" officeooo:paragraph-rsid="0018947b"/>
    </style:style>
    <style:style style:name="P12" style:family="paragraph" style:parent-style-name="Standard">
      <style:text-properties style:font-name="Lohit Assamese" officeooo:rsid="00129416" officeooo:paragraph-rsid="00129416"/>
    </style:style>
    <style:style style:name="P13" style:family="paragraph" style:parent-style-name="Standard">
      <style:text-properties style:font-name="Lohit Assamese" officeooo:rsid="0013f578" officeooo:paragraph-rsid="0015e984"/>
    </style:style>
    <style:style style:name="P14" style:family="paragraph" style:parent-style-name="Standard">
      <style:text-properties style:font-name="Lohit Assamese" fo:font-weight="bold" officeooo:rsid="001778e2" officeooo:paragraph-rsid="001778e2" style:font-weight-asian="bold" style:font-weight-complex="bold"/>
    </style:style>
    <style:style style:name="P15" style:family="paragraph" style:parent-style-name="Standard">
      <style:text-properties style:font-name="Lohit Assamese" fo:font-weight="bold" officeooo:rsid="00118222" officeooo:paragraph-rsid="0018947b" style:font-weight-asian="bold" style:font-weight-complex="bold"/>
    </style:style>
    <style:style style:name="P16" style:family="paragraph" style:parent-style-name="Standard">
      <style:text-properties style:font-name="Lohit Assamese" fo:font-weight="bold" officeooo:rsid="001beba5" officeooo:paragraph-rsid="001beba5" style:font-weight-asian="bold" style:font-weight-complex="bold"/>
    </style:style>
    <style:style style:name="P17" style:family="paragraph" style:parent-style-name="Standard">
      <style:text-properties style:font-name="Lohit Assamese" fo:font-weight="bold" officeooo:rsid="001beba5" officeooo:paragraph-rsid="001d0bb1" style:font-weight-asian="bold" style:font-weight-complex="bold"/>
    </style:style>
    <style:style style:name="P18" style:family="paragraph" style:parent-style-name="Standard">
      <style:text-properties style:font-name="Lohit Assamese" fo:font-weight="bold" officeooo:rsid="001d0bb1" officeooo:paragraph-rsid="001d0bb1" style:font-weight-asian="bold" style:font-weight-complex="bold"/>
    </style:style>
    <style:style style:name="P19" style:family="paragraph" style:parent-style-name="Standard">
      <style:text-properties style:font-name="Lohit Assamese" fo:font-weight="bold" officeooo:rsid="001eee64" officeooo:paragraph-rsid="001eee64" style:font-weight-asian="bold" style:font-weight-complex="bold"/>
    </style:style>
    <style:style style:name="P20" style:family="paragraph" style:parent-style-name="Standard">
      <style:text-properties style:font-name="Lohit Assamese" fo:font-weight="bold" officeooo:rsid="0020987a" officeooo:paragraph-rsid="0020987a" style:font-weight-asian="bold" style:font-weight-complex="bold"/>
    </style:style>
    <style:style style:name="P21" style:family="paragraph" style:parent-style-name="Standard">
      <style:text-properties style:font-name="Lohit Assamese" officeooo:rsid="0019cfc8" officeooo:paragraph-rsid="0019cfc8"/>
    </style:style>
    <style:style style:name="P22" style:family="paragraph" style:parent-style-name="Standard">
      <style:text-properties style:font-name="Lohit Assamese" officeooo:rsid="0019f729" officeooo:paragraph-rsid="0019f729"/>
    </style:style>
    <style:style style:name="P23" style:family="paragraph" style:parent-style-name="Standard">
      <style:text-properties style:font-name="Lohit Assamese" officeooo:rsid="001abf64" officeooo:paragraph-rsid="001abf64"/>
    </style:style>
    <style:style style:name="P24" style:family="paragraph" style:parent-style-name="Standard">
      <style:text-properties style:font-name="Lohit Assamese" officeooo:rsid="001abf64" officeooo:paragraph-rsid="001beba5"/>
    </style:style>
    <style:style style:name="P25" style:family="paragraph" style:parent-style-name="Standard">
      <style:text-properties style:font-name="Lohit Assamese" officeooo:rsid="001beba5" officeooo:paragraph-rsid="001beba5"/>
    </style:style>
    <style:style style:name="P26" style:family="paragraph" style:parent-style-name="Standard">
      <style:text-properties style:font-name="Lohit Assamese" officeooo:rsid="0020ae52" officeooo:paragraph-rsid="0020ae52"/>
    </style:style>
    <style:style style:name="P27" style:family="paragraph" style:parent-style-name="Standard">
      <style:text-properties style:font-name="Lohit Assamese" officeooo:rsid="00261139" officeooo:paragraph-rsid="00261139"/>
    </style:style>
    <style:style style:name="P28" style:family="paragraph" style:parent-style-name="Standard">
      <style:text-properties style:font-name="Lohit Assamese" officeooo:rsid="00279da5" officeooo:paragraph-rsid="00279da5"/>
    </style:style>
    <style:style style:name="P29" style:family="paragraph" style:parent-style-name="Standard">
      <style:text-properties style:font-name="Lohit Assamese" officeooo:rsid="0018947b" officeooo:paragraph-rsid="0018947b"/>
    </style:style>
    <style:style style:name="P30" style:family="paragraph" style:parent-style-name="Standard">
      <style:text-properties style:font-name="Lohit Assamese" officeooo:rsid="002b9dac" officeooo:paragraph-rsid="002b9dac"/>
    </style:style>
    <style:style style:name="P31" style:family="paragraph" style:parent-style-name="Standard">
      <style:text-properties style:font-name="Lohit Assamese" officeooo:rsid="002d9bc2" officeooo:paragraph-rsid="002d9bc2"/>
    </style:style>
    <style:style style:name="P32" style:family="paragraph" style:parent-style-name="Standard">
      <style:text-properties style:font-name="Lohit Assamese" style:text-underline-style="solid" style:text-underline-width="auto" style:text-underline-color="font-color" officeooo:rsid="002d9bc2" officeooo:paragraph-rsid="002d9bc2"/>
    </style:style>
    <style:style style:name="P33" style:family="paragraph" style:parent-style-name="Standard">
      <style:text-properties style:font-name="Lohit Assamese" fo:font-weight="normal" officeooo:rsid="0015e984" officeooo:paragraph-rsid="001778e2" style:font-weight-asian="normal" style:font-weight-complex="normal"/>
    </style:style>
    <style:style style:name="P34" style:family="paragraph" style:parent-style-name="Standard">
      <style:text-properties style:font-name="Lohit Assamese" fo:font-weight="normal" officeooo:rsid="001beba5" officeooo:paragraph-rsid="001beba5" style:font-weight-asian="normal" style:font-weight-complex="normal"/>
    </style:style>
    <style:style style:name="P35" style:family="paragraph" style:parent-style-name="Standard" style:list-style-name="L1">
      <style:text-properties style:font-name="Lohit Assamese" officeooo:rsid="00129416" officeooo:paragraph-rsid="00129416"/>
    </style:style>
    <style:style style:name="P36" style:family="paragraph" style:parent-style-name="Standard">
      <style:text-properties style:font-name="Lohit Assamese" officeooo:rsid="000d7b1a" officeooo:paragraph-rsid="00261139"/>
    </style:style>
    <style:style style:name="P37" style:family="paragraph" style:parent-style-name="Standard">
      <style:text-properties style:font-name="Lohit Assamese" officeooo:rsid="00368990" officeooo:paragraph-rsid="00368990"/>
    </style:style>
    <style:style style:name="P38" style:family="paragraph" style:parent-style-name="Standard">
      <style:text-properties style:font-name="Lohit Assamese" officeooo:rsid="00368990" officeooo:paragraph-rsid="003a37c1"/>
    </style:style>
    <style:style style:name="P39" style:family="paragraph" style:parent-style-name="Standard">
      <style:text-properties style:font-name="Lohit Assamese" officeooo:rsid="00368990" officeooo:paragraph-rsid="003c362a"/>
    </style:style>
    <style:style style:name="P40" style:family="paragraph" style:parent-style-name="Standard">
      <style:text-properties style:font-name="Lohit Assamese" officeooo:rsid="00368990" officeooo:paragraph-rsid="003cd125"/>
    </style:style>
    <style:style style:name="P41" style:family="paragraph" style:parent-style-name="Standard">
      <style:text-properties style:font-name="Lohit Assamese" officeooo:rsid="00387e08" officeooo:paragraph-rsid="002d9bc2"/>
    </style:style>
    <style:style style:name="P42" style:family="paragraph" style:parent-style-name="Standard">
      <style:text-properties style:font-name="Lohit Assamese" officeooo:rsid="00387e08" officeooo:paragraph-rsid="00387e08"/>
    </style:style>
    <style:style style:name="P43" style:family="paragraph" style:parent-style-name="Standard">
      <style:text-properties style:font-name="Lohit Assamese" officeooo:rsid="003a37c1" officeooo:paragraph-rsid="003a37c1"/>
    </style:style>
    <style:style style:name="P44" style:family="paragraph" style:parent-style-name="Standard">
      <style:paragraph-properties fo:break-before="page"/>
      <style:text-properties style:font-name="Lohit Assamese" fo:font-weight="bold" officeooo:rsid="00368990" officeooo:paragraph-rsid="003a37c1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b6e1" style:font-weight-asian="bold" style:font-weight-complex="bold"/>
    </style:style>
    <style:style style:name="T4" style:family="text">
      <style:text-properties fo:font-weight="bold" officeooo:rsid="001beba5" style:font-weight-asian="bold" style:font-weight-complex="bold"/>
    </style:style>
    <style:style style:name="T5" style:family="text">
      <style:text-properties fo:font-weight="bold" officeooo:rsid="0025458e" style:font-weight-asian="bold" style:font-weight-complex="bold"/>
    </style:style>
    <style:style style:name="T6" style:family="text">
      <style:text-properties fo:font-weight="bold" officeooo:rsid="0015e984" style:font-weight-asian="bold" style:font-weight-complex="bold"/>
    </style:style>
    <style:style style:name="T7" style:family="text">
      <style:text-properties fo:font-weight="bold" officeooo:rsid="0012b6e1"/>
    </style:style>
    <style:style style:name="T8" style:family="text">
      <style:text-properties fo:font-weight="bold" style:font-weight-asian="normal" style:font-weight-complex="normal"/>
    </style:style>
    <style:style style:name="T9" style:family="text">
      <style:text-properties officeooo:rsid="0010da61"/>
    </style:style>
    <style:style style:name="T10" style:family="text">
      <style:text-properties officeooo:rsid="00118222"/>
    </style:style>
    <style:style style:name="T11" style:family="text">
      <style:text-properties officeooo:rsid="0012b6e1"/>
    </style:style>
    <style:style style:name="T12" style:family="text">
      <style:text-properties officeooo:rsid="0015e98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5e984" style:font-weight-asian="normal" style:font-weight-complex="normal"/>
    </style:style>
    <style:style style:name="T15" style:family="text">
      <style:text-properties fo:font-weight="normal" officeooo:rsid="001d0bb1" style:font-weight-asian="normal" style:font-weight-complex="normal"/>
    </style:style>
    <style:style style:name="T16" style:family="text">
      <style:text-properties fo:font-weight="normal" officeooo:rsid="0025458e" style:font-weight-asian="normal" style:font-weight-complex="normal"/>
    </style:style>
    <style:style style:name="T17" style:family="text">
      <style:text-properties fo:font-weight="normal" officeooo:rsid="001beba5" style:font-weight-asian="normal" style:font-weight-complex="normal"/>
    </style:style>
    <style:style style:name="T18" style:family="text">
      <style:text-properties officeooo:rsid="001aec6d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officeooo:rsid="001d0bb1"/>
    </style:style>
    <style:style style:name="T21" style:family="text">
      <style:text-properties officeooo:rsid="001eee64"/>
    </style:style>
    <style:style style:name="T22" style:family="text">
      <style:text-properties officeooo:rsid="0020987a"/>
    </style:style>
    <style:style style:name="T23" style:family="text">
      <style:text-properties officeooo:rsid="00241ac7"/>
    </style:style>
    <style:style style:name="T24" style:family="text">
      <style:text-properties officeooo:rsid="00261139"/>
    </style:style>
    <style:style style:name="T25" style:family="text">
      <style:text-properties officeooo:rsid="002957c7"/>
    </style:style>
    <style:style style:name="T26" style:family="text">
      <style:text-properties fo:color="#ce181e" fo:font-weight="bold" style:font-weight-asian="bold" style:font-weight-complex="bold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officeooo:rsid="003a37c1"/>
    </style:style>
    <style:style style:name="T29" style:family="text">
      <style:text-properties officeooo:rsid="003c362a"/>
    </style:style>
    <style:style style:name="T30" style:family="text">
      <style:text-properties officeooo:rsid="003cd1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ERMINAL</text:p>
      <text:p text:style-name="P1"/>
      <text:p text:style-name="P1">Terminal is the only way to communicate with the hardware</text:p>
      <text:p text:style-name="P1"/>
      <text:p text:style-name="P1"><text:span text:style-name="T2">mkdir</text:span> <text:span text:style-name="T1">=</text:span> make directory – <text:span text:style-name="T24">creates a directory/folder</text:span></text:p>
      <text:p text:style-name="P1"/>
      <text:p text:style-name="P1"><text:span text:style-name="T2">cd</text:span> <text:span text:style-name="T1">=</text:span> change director<text:span text:style-name="T24">ies</text:span></text:p>
      <text:p text:style-name="P1"/>
      <text:p text:style-name="P27"><text:span text:style-name="T2">cd / =</text:span> navigates to the root <text:s/><text:span text:style-name="T23">directory</text:span></text:p>
      <text:p text:style-name="P27"/>
      <text:p text:style-name="P9"><text:span text:style-name="T2">cd ~ </text:span><text:span text:style-name="T1">=</text:span> <text:span text:style-name="T25">navigates</text:span> to the home directory</text:p>
      <text:p text:style-name="P27"/>
      <text:p text:style-name="P28"><text:span text:style-name="T2">cd - = </text:span>navigates to the previous directory</text:p>
      <text:p text:style-name="P27"/>
      <text:p text:style-name="P7"><text:span text:style-name="T2">cd .. </text:span><text:span text:style-name="T1">=</text:span> <text:span text:style-name="T9">one </text:span>level up</text:p>
      <text:p text:style-name="P7"/>
      <text:p text:style-name="P7"><text:span text:style-name="T2">cd ../.. </text:span><text:span text:style-name="T1">=</text:span> <text:span text:style-name="T9">two </text:span>level<text:span text:style-name="T9">s</text:span> up <text:span text:style-name="T9">(don’t do more than two levels back/forward at once)</text:span></text:p>
      <text:p text:style-name="P7"/>
      <text:p text:style-name="P3"><text:span text:style-name="T2">. = </text:span>current directory</text:p>
      <text:p text:style-name="P3"><text:span text:style-name="T2">.. = </text:span>level up</text:p>
      <text:p text:style-name="P3"/>
      <text:p text:style-name="P37">mv = move/rename directory</text:p>
      <text:p text:style-name="P3"/>
      <text:p text:style-name="P2"><text:span text:style-name="T2">pwd</text:span> <text:span text:style-name="T1">=</text:span> <text:span text:style-name="T23">print working directory – shows you</text:span> your <text:span text:style-name="T21">current</text:span> location</text:p>
      <text:p text:style-name="P1"/>
      <text:p text:style-name="P5"><text:span text:style-name="T2">ls</text:span> <text:span text:style-name="T1">=</text:span> <text:span text:style-name="T10">short</text:span> list <text:span text:style-name="T12">(shows you what’s inside the folder)</text:span></text:p>
      <text:p text:style-name="P5"/>
      <text:p text:style-name="P6"><text:span text:style-name="T2">ls </text:span><text:span text:style-name="T5">~ = </text:span><text:span text:style-name="T16">shows you the files in your home directory</text:span></text:p>
      <text:p text:style-name="P5"/>
      <text:p text:style-name="P13"><text:span text:style-name="T2">ls -l </text:span><text:span text:style-name="T1">=</text:span> <text:span text:style-name="T22">short</text:span> list <text:span text:style-name="T22">with more details (shows you what’s inside the folder+details)</text:span></text:p>
      <text:p text:style-name="P13"/>
      <text:p text:style-name="P20">ll = <text:span text:style-name="T13">long list</text:span></text:p>
      <text:p text:style-name="P13"/>
      <text:p text:style-name="P14">ls -a<text:span text:style-name="T13"> </text:span><text:span text:style-name="T19">=</text:span><text:span text:style-name="T13"> </text:span><text:span text:style-name="T14">shows you hidden files</text:span></text:p>
      <text:p text:style-name="P33"/>
      <text:p text:style-name="P29"><text:span text:style-name="T6">l</text:span><text:span text:style-name="T2">s -R</text:span><text:span text:style-name="T13"> </text:span><text:span text:style-name="T8">=</text:span><text:span text:style-name="T13"> shows you everything (every directory and everything inside every directory)</text:span></text:p>
      <text:p text:style-name="P4"/>
      <text:p text:style-name="P1"><text:span text:style-name="T2">clear</text:span><text:span text:style-name="T1">=</text:span> clears the screen</text:p>
      <text:p text:style-name="P12"/>
      <text:p text:style-name="P12"><text:span text:style-name="T2">touch</text:span> <text:span text:style-name="T1">=</text:span> creates a file</text:p>
      <text:p text:style-name="P12"/>
      <text:p text:style-name="P12"><text:span text:style-name="T2">nano</text:span> <text:span text:style-name="T1">=</text:span> creates a file and opens a text editor where you can change it</text:p>
      <text:p text:style-name="P1"/>
      <text:list xml:id="list3825083702" text:style-name="L1">
        <text:list-item>
          <text:p text:style-name="P35">in this editor:</text:p>
        </text:list-item>
      </text:list>
      <text:p text:style-name="P12"><text:soft-page-break/></text:p>
      <text:p text:style-name="P12"><text:span text:style-name="T2"><text:tab/>ctrl+x </text:span><text:span text:style-name="T1">=</text:span> to exit (it will ask you if you want to save)</text:p>
      <text:p text:style-name="P12"/>
      <text:p text:style-name="P23"><text:span text:style-name="T2">ctrl+c </text:span><text:span text:style-name="T1">=</text:span> will get you out of wherever you are <text:span text:style-name="T18">(90 % of the time)</text:span></text:p>
      <text:p text:style-name="P23"/>
      <text:p text:style-name="P23"><text:span text:style-name="T2">q</text:span> <text:span text:style-name="T1">=</text:span> quit</text:p>
      <text:p text:style-name="P23"/>
      <text:p text:style-name="P23"/>
      <text:p text:style-name="P23"/>
      <text:p text:style-name="P23"><text:span text:style-name="T2">info</text:span><text:span text:style-name="T13">[</text:span><text:span text:style-name="T17">space</text:span><text:span text:style-name="T13">]</text:span><text:span text:style-name="T2">”</text:span><text:span text:style-name="T4">n</text:span><text:span text:style-name="T2">ame of the command” </text:span><text:span text:style-name="T1">=</text:span> shows you info about that command</text:p>
      <text:p text:style-name="P12"/>
      <text:p text:style-name="P24"><text:span text:style-name="T4">Whatis</text:span><text:span text:style-name="T13">[</text:span><text:span text:style-name="T17">space</text:span><text:span text:style-name="T13">]</text:span><text:span text:style-name="T2">”</text:span><text:span text:style-name="T4">n</text:span><text:span text:style-name="T2">ame of the command” </text:span><text:span text:style-name="T1">=</text:span> shows you info about that command</text:p>
      <text:p text:style-name="P12"><text:span text:style-name="T2">cd+first </text:span><text:span text:style-name="T3">three letters of the doc+tab</text:span><text:span text:style-name="T7">=</text:span><text:span text:style-name="T11">will fill out the name of the document</text:span></text:p>
      <text:p text:style-name="P12"/>
      <text:p text:style-name="P21"><text:span text:style-name="T2">arrows up/down </text:span><text:span text:style-name="T1">=</text:span> show you the commands you already executed</text:p>
      <text:p text:style-name="P21"/>
      <text:p text:style-name="P21"><text:span text:style-name="T2">“name of the command”</text:span><text:span text:style-name="T13">[space]</text:span><text:span text:style-name="T2">--help</text:span> <text:span text:style-name="T1">=</text:span> shows you what the command does</text:p>
      <text:p text:style-name="P21"/>
      <text:p text:style-name="P22"><text:span text:style-name="T2">sudo</text:span> <text:span text:style-name="T1">=</text:span> super user do (will allow you to do any command you’re not allowed to do normally, but you need to know the password of the system)</text:p>
      <text:p text:style-name="P22"/>
      <text:p text:style-name="P16"><text:span text:style-name="T20">sudo </text:span>apt get install = <text:span text:style-name="T13">to install stuff</text:span></text:p>
      <text:p text:style-name="P34"/>
      <text:p text:style-name="P17"><text:span text:style-name="T15">(</text:span>apt get install <text:span text:style-name="T15">is a sudo command)</text:span></text:p>
      <text:p text:style-name="P34"/>
      <text:p text:style-name="P18"><text:span text:style-name="T13">(</text:span>apt<text:span text:style-name="T13"> is the linux directory where everything is)</text:span></text:p>
      <text:p text:style-name="P22"/>
      <text:p text:style-name="P25"><text:span text:style-name="T2">npm </text:span><text:span text:style-name="T1">=</text:span> note package manager (we’ll use it for React)</text:p>
      <text:p text:style-name="P25"/>
      <text:p text:style-name="P26"><text:span text:style-name="T2">less filename.txt = </text:span>shows me the content of the file but doesn’t open the editor</text:p>
      <text:p text:style-name="P12"/>
      <text:p text:style-name="P11"><text:span text:style-name="T2">Filenames</text:span> </text:p>
      <text:p text:style-name="P11">no capital letters</text:p>
      <text:p text:style-name="P11">no space</text:p>
      <text:p text:style-name="P11">no symbol signs, no question marks </text:p>
      <text:p text:style-name="P11">no <text:span text:style-name="T11">special</text:span> characters</text:p>
      <text:p text:style-name="P15"/>
      <text:p text:style-name="P1"/>
      <text:p text:style-name="P8">Task: create two folders with two folders inside each</text:p>
      <text:p text:style-name="P8"/>
      <text:p text:style-name="P10">mkdir salsaon1 salsaon2 <text:span text:style-name="T1">=</text:span> creates two folders</text:p>
      <text:p text:style-name="P10"/>
      <text:p text:style-name="P10"/>
      <text:p text:style-name="P10"><text:soft-page-break/>filename.extension</text:p>
      <text:p text:style-name="P10"/>
      <text:p text:style-name="P10">.txt – text</text:p>
      <text:p text:style-name="P10">.md</text:p>
      <text:p text:style-name="P10">.js – JavaScript</text:p>
      <text:p text:style-name="P10">.html</text:p>
      <text:p text:style-name="P10">.css</text:p>
      <text:p text:style-name="P10"/>
      <text:p text:style-name="P10"/>
      <text:p text:style-name="P32">Keyboard stuff</text:p>
      <text:p text:style-name="P30"/>
      <text:p text:style-name="P31"><text:s/><text:span text:style-name="T26">` </text:span><text:span text:style-name="T27">=</text:span> back tick – used in JavaScript (not to be confused with apostrophe<text:span text:style-name="T26"> ‘ </text:span>)</text:p>
      <text:p text:style-name="P41"/>
      <text:p text:style-name="P42">README file should be in capital letters to attract attention</text:p>
      <text:p text:style-name="P44">Markdown language</text:p>
      <text:p text:style-name="P38"/>
      <text:p text:style-name="P38">is the mother of HTML/the base language for HTML</text:p>
      <text:p text:style-name="P38"/>
      <text:p text:style-name="P43">extension is .md</text:p>
      <text:p text:style-name="P37"/>
      <text:p text:style-name="P37">we’ll use it every time when we upload stuff to github <text:span text:style-name="T28">= we’ll need a readme file for everything an it’ll be in markdown language</text:span></text:p>
      <text:p text:style-name="P37"/>
      <text:p text:style-name="P37">h1 in markdown = #</text:p>
      <text:p text:style-name="P37"/>
      <text:p text:style-name="P39"># h1</text:p>
      <text:p text:style-name="P37">## h2</text:p>
      <text:p text:style-name="P37">### h3</text:p>
      <text:p text:style-name="P37">#### h4</text:p>
      <text:p text:style-name="P37">##### h5</text:p>
      <text:p text:style-name="P37">###### h6</text:p>
      <text:p text:style-name="P37">This is normal text</text:p>
      <text:p text:style-name="P37"/>
      <text:p text:style-name="P37">_This is Italic_/*This is Italic*</text:p>
      <text:p text:style-name="P37"/>
      <text:p text:style-name="P37"><text:span text:style-name="T30">**T</text:span>his is Bold**</text:p>
      <text:p text:style-name="P40"><text:span text:style-name="T30">**T</text:span>his is Bold**</text:p>
      <text:p text:style-name="P37"/>
      <text:p text:style-name="P37">Unordered list</text:p>
      <text:p text:style-name="P37">* item 1</text:p>
      <text:p text:style-name="P37">* item 2</text:p>
      <text:p text:style-name="P37">* item 3</text:p>
      <text:p text:style-name="P37"/>
      <text:p text:style-name="P37">Ordered list</text:p>
      <text:p text:style-name="P37"/>
      <text:p text:style-name="P37">1- item 1</text:p>
      <text:p text:style-name="P37">2- item 2</text:p>
      <text:p text:style-name="P37">3- item 3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9:02:56.513396355</meta:creation-date>
    <dc:date>2019-12-11T10:56:39.605906351</dc:date>
    <meta:editing-duration>PT5H32M37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4" meta:paragraph-count="76" meta:word-count="499" meta:character-count="2603" meta:non-whitespace-character-count="2172"/>
  </office:meta>
</office:document-meta>
</file>